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f4a12" officeooo:paragraph-rsid="001f4a12"/>
    </style:style>
    <style:style style:name="P2" style:family="paragraph" style:parent-style-name="Standard">
      <style:paragraph-properties fo:line-height="150%" fo:text-align="center" style:justify-single-word="false"/>
      <style:text-properties officeooo:rsid="001f4a12" officeooo:paragraph-rsid="001f4a12"/>
    </style:style>
    <style:style style:name="P3" style:family="paragraph" style:parent-style-name="Standard">
      <style:paragraph-properties fo:line-height="150%" fo:text-align="start" style:justify-single-word="false"/>
      <style:text-properties officeooo:rsid="001f4a12" officeooo:paragraph-rsid="001f4a12"/>
    </style:style>
    <style:style style:name="T1" style:family="text">
      <style:text-properties officeooo:rsid="00208f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yson Snyder</text:p>
      <text:p text:style-name="P1">Artificial Life</text:p>
      <text:p text:style-name="P1">Professor Kriegman</text:p>
      <text:p text:style-name="P1">7 March 2025</text:p>
      <text:p text:style-name="P2">Lab 4</text:p>
      <text:p text:style-name="P3">Control Approach: Open-Loop</text:p>
      <text:p text:style-name="P3">Implementation: <text:span text:style-name="T1">Increased</text:span> initial weight, MPM already implemented sinusoid</text:p>
      <text:p text:style-name="P3">Results: Trained more aggressively and better</text:p>
      <text:p text:style-name="P3">Challenges: I am really bad at this.</text:p>
      <text:p text:style-name="P3"/>
      <text:p text:style-name="P3">After talking to Sam today in class I ultimately ended up focusing on changing my previous work AGAIN to try to get something that works.</text:p>
      <text:p text:style-name="P3"/>
      <text:p text:style-name="P3">Now the generated creatures are more similar to the original diffmpm example, but I am getting closer to having a good evolutionary loo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0:27:12.107815981</meta:creation-date>
    <dc:date>2025-03-07T00:32:18.222587912</dc:date>
    <meta:editing-duration>PT5M6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1" meta:paragraph-count="11" meta:word-count="83" meta:character-count="520" meta:non-whitespace-character-count="448"/>
  </office:meta>
</office:document-meta>
</file>